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7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468a1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5eb91e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bbe33d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7" style:family="table-cell" style:parent-style-name="Default">
      <style:table-cell-properties fo:background-color="#5eb91e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bbe33d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7" style:family="table-cell" style:parent-style-name="Default">
      <style:table-cell-properties fo:border-bottom="0.99pt solid #000000" fo:background-color="#5eb91e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bbe33d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ce31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: Frenético I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Mixto</text:p>
          </table:table-cell>
          <table:table-cell table:number-columns-repeated="4" table:style-name="ce28" office:value-type="string" calcext:value-type="string">
            <text:p>Día Mixt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41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2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18"/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 office:value-type="string" calcext:value-type="string">
            <text:p><text:span text:style-name="T2">08:30hs:Tareas</text:span></text:p>
            <text:p><text:span text:style-name="T2">Base de Datos II</text:span></text:p>
            <text:p><text:span text:style-name="T3">10:50hs</text:span></text:p>
          </table:table-cell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9"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 table:style-name="ce41"/>
          <table:table-cell table:number-columns-repeated="4"/>
        </table:table-row>
        <table:table-row table:style-name="ro10">
          <table:table-cell/>
          <table:table-cell table:style-name="ce18"/>
          <table:table-cell table:number-columns-repeated="5"/>
          <table:covered-table-cell table:style-name="ce41"/>
          <table:table-cell table:number-columns-repeated="4"/>
        </table:table-row>
        <table:table-row table:style-name="ro11">
          <table:table-cell table:number-columns-repeated="4"/>
          <table:table-cell office:value-type="string" calcext:value-type="string">
            <text:p><text:span text:style-name="T2">10:50hs: </text:span></text:p>
            <text:p><text:span text:style-name="T2">Código Libre</text:span></text:p>
            <text:p><text:span text:style-name="T1">11:35hs</text:span></text:p>
          </table:table-cell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/>
          <table:covered-table-cell table:style-name="ce41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2">10:00hs:Tareas</text:span></text:p>
            <text:p><text:span text:style-name="T2">Base de Datos II</text:span></text:p>
            <text:p><text:span text:style-name="T1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Tareas</text:span></text:p>
            <text:p><text:span text:style-name="T2">Base de Datos II</text:span></text:p>
            <text:p><text:span text:style-name="T1">11:35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<text:span text:style-name="T2">10:30hs:</text:span></text:p>
            <text:p><text:span text:style-name="T2">Galactic</text:span></text:p>
            <text:p><text:span text:style-name="T2">Gym</text:span></text:p>
            <text:p><text:span text:style-name="T3">-12:3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1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1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Galactic</text:span></text:p>
            <text:p><text:span text:style-name="T2">Gym</text:span></text:p>
            <text:p><text:span text:style-name="T1">16:0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1"/>
          <table:table-cell table:number-columns-repeated="4"/>
        </table:table-row>
        <table:table-row table:style-name="ro14">
          <table:table-cell table:number-columns-repeated="2"/>
          <table:table-cell office:value-type="string" calcext:value-type="string">
            <text:p><text:span text:style-name="T2">15:30hs:Baño</text:span></text:p>
            <text:p><text:span text:style-name="T3">16:30hs</text:span></text:p>
          </table:table-cell>
          <table:table-cell office:value-type="string" calcext:value-type="string">
            <text:p><text:span text:style-name="T2">15:55hs:</text:span></text:p>
            <text:p><text:span text:style-name="T2">Trabajos grandes</text:span></text:p>
            <text:p><text:span text:style-name="T2">Base de Datos II</text:span></text:p>
            <text:p><text:span text:style-name="T3">17:35hs</text:span></text:p>
          </table:table-cell>
          <table:table-cell office:value-type="string" calcext:value-type="string">
            <text:p><text:span text:style-name="T2">15:30hs:Baño</text:span></text:p>
            <text:p><text:span text:style-name="T3">-17:00hs-</text:span></text:p>
          </table:table-cell>
          <table:table-cell office:value-type="string" calcext:value-type="string">
            <text:p><text:span text:style-name="T2">15:10hs:</text:span></text:p>
            <text:p><text:span text:style-name="T2">Trabajos grandes</text:span></text:p>
            <text:p><text:span text:style-name="T2">Base de Datos II</text:span></text:p>
            <text:p><text:span text:style-name="T3">-16:4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/>
          <table:table-cell table:style-name="ce41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Trabajos grandes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Final Introducción</text:span></text:p>
            <text:p><text:span text:style-name="T2">A la Programación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42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Trabajos grandes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Final Introducción</text:span></text:p>
            <text:p><text:span text:style-name="T2">A la Programación</text:span></text:p>
            <text:p><text:span text:style-name="T1">22:20hs</text:span></text:p>
          </table:table-cell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0">
          <table:table-cell table:number-columns-repeated="7"/>
          <table:covered-table-cell table:style-name="ce41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1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5:22:40.1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7M43S</meta:editing-duration>
    <meta:editing-cycles>12</meta:editing-cycles>
    <meta:generator>LibreOffice/7.3.1.3$Windows_X86_64 LibreOffice_project/a69ca51ded25f3eefd52d7bf9a5fad8c90b87951</meta:generator>
    <dc:date>2022-03-27T15:24:01.994000000</dc:date>
    <meta:document-statistic meta:table-count="1" meta:cell-count="82" meta:object-count="0"/>
  </office:meta>
</office:document-meta>
</file>